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text-properties fo:font-size="14pt" style:font-size-asian="14pt" style:font-size-complex="14pt"/>
    </style:style>
    <style:style style:name="P4" style:family="paragraph" style:parent-style-name="Standard">
      <style:text-properties fo:font-size="14pt" officeooo:rsid="00b7bd65" officeooo:paragraph-rsid="00b7bd65" style:font-size-asian="14pt" style:font-size-complex="14pt"/>
    </style:style>
    <style:style style:name="P5" style:family="paragraph" style:parent-style-name="Standard">
      <style:text-properties fo:font-size="14pt" officeooo:rsid="00b7e978" officeooo:paragraph-rsid="00b7e978" style:font-size-asian="14pt" style:font-size-complex="14pt"/>
    </style:style>
    <style:style style:name="P6" style:family="paragraph" style:parent-style-name="Standard">
      <style:text-properties fo:font-size="14pt" officeooo:paragraph-rsid="00b9b8ae" style:font-size-asian="14pt" style:font-size-complex="14pt"/>
    </style:style>
    <style:style style:name="P7" style:family="paragraph" style:parent-style-name="Standard">
      <style:text-properties fo:font-size="14pt" officeooo:paragraph-rsid="00be4c89" style:font-size-asian="14pt" style:font-size-complex="14pt"/>
    </style:style>
    <style:style style:name="P8" style:family="paragraph" style:parent-style-name="Standard">
      <style:text-properties fo:font-size="14pt" officeooo:paragraph-rsid="00c2fc5f" style:font-size-asian="14pt" style:font-size-complex="14pt"/>
    </style:style>
    <style:style style:name="P9" style:family="paragraph" style:parent-style-name="Standard">
      <style:text-properties fo:font-size="14pt" officeooo:rsid="0045cff8" officeooo:paragraph-rsid="00c482a4" style:font-size-asian="14pt" style:font-size-complex="14pt"/>
    </style:style>
    <style:style style:name="P10" style:family="paragraph" style:parent-style-name="Standard">
      <style:text-properties fo:font-size="14pt" officeooo:paragraph-rsid="00c7e95b" style:font-size-asian="14pt" style:font-size-complex="14pt"/>
    </style:style>
    <style:style style:name="P11" style:family="paragraph" style:parent-style-name="Standard">
      <style:text-properties fo:font-size="14pt" officeooo:paragraph-rsid="00d5629f" style:font-size-asian="14pt" style:font-size-complex="14pt"/>
    </style:style>
    <style:style style:name="P12" style:family="paragraph" style:parent-style-name="Standard">
      <style:text-properties fo:font-size="14pt" fo:font-style="italic" style:font-size-asian="14pt" style:font-style-asian="italic" style:font-size-complex="14pt" style:font-style-complex="italic"/>
    </style:style>
    <style:style style:name="P13" style:family="paragraph" style:parent-style-name="Standard">
      <style:text-properties fo:font-size="14pt" fo:font-weight="normal" officeooo:rsid="00b7e978" officeooo:paragraph-rsid="00b7e978" style:font-size-asian="14pt" style:font-weight-asian="normal" style:font-size-complex="14pt" style:font-weight-complex="normal"/>
    </style:style>
    <style:style style:name="P14" style:family="paragraph" style:parent-style-name="Standard">
      <style:text-properties fo:font-size="14pt" fo:font-weight="normal" officeooo:rsid="00b9b8ae" officeooo:paragraph-rsid="00b9b8ae" style:font-size-asian="14pt" style:font-weight-asian="normal" style:font-size-complex="14pt" style:font-weight-complex="normal"/>
    </style:style>
    <style:style style:name="P15" style:family="paragraph" style:parent-style-name="Standard">
      <style:text-properties fo:font-size="14pt" fo:font-weight="normal" officeooo:rsid="00b9b8ae" officeooo:paragraph-rsid="00be4c89" style:font-size-asian="14pt" style:font-weight-asian="normal" style:font-size-complex="14pt" style:font-weight-complex="normal"/>
    </style:style>
    <style:style style:name="P16" style:family="paragraph" style:parent-style-name="Standard">
      <style:text-properties fo:font-size="14pt" fo:font-weight="normal" officeooo:rsid="00bb6bf7" officeooo:paragraph-rsid="00bb6bf7" style:font-size-asian="14pt" style:font-weight-asian="normal" style:font-size-complex="14pt" style:font-weight-complex="normal"/>
    </style:style>
    <style:style style:name="P17" style:family="paragraph" style:parent-style-name="Standard">
      <style:text-properties fo:font-size="14pt" fo:font-weight="normal" officeooo:rsid="00bc0cab" officeooo:paragraph-rsid="00bc0cab" style:font-size-asian="14pt" style:font-weight-asian="normal" style:font-size-complex="14pt" style:font-weight-complex="normal"/>
    </style:style>
    <style:style style:name="P18" style:family="paragraph" style:parent-style-name="Standard">
      <style:text-properties fo:font-size="14pt" fo:font-weight="normal" officeooo:rsid="00be4c89" officeooo:paragraph-rsid="00be4c89" style:font-size-asian="14pt" style:font-weight-asian="normal" style:font-size-complex="14pt" style:font-weight-complex="normal"/>
    </style:style>
    <style:style style:name="P19" style:family="paragraph" style:parent-style-name="Standard">
      <style:text-properties fo:font-size="14pt" fo:font-weight="normal" officeooo:rsid="00c01c3f" officeooo:paragraph-rsid="00c01c3f" style:font-size-asian="14pt" style:font-weight-asian="normal" style:font-size-complex="14pt" style:font-weight-complex="normal"/>
    </style:style>
    <style:style style:name="P20" style:family="paragraph" style:parent-style-name="Standard">
      <style:text-properties fo:font-size="14pt" fo:font-weight="normal" officeooo:rsid="00c01c3f" officeooo:paragraph-rsid="00be4c89" style:font-size-asian="14pt" style:font-weight-asian="normal" style:font-size-complex="14pt" style:font-weight-complex="normal"/>
    </style:style>
    <style:style style:name="P21" style:family="paragraph" style:parent-style-name="Standard">
      <style:text-properties fo:font-size="14pt" fo:font-weight="normal" officeooo:rsid="00c1554d" officeooo:paragraph-rsid="00c1554d" style:font-size-asian="14pt" style:font-weight-asian="normal" style:font-size-complex="14pt" style:font-weight-complex="normal"/>
    </style:style>
    <style:style style:name="P22" style:family="paragraph" style:parent-style-name="Standard">
      <style:text-properties fo:font-size="14pt" fo:font-weight="normal" officeooo:rsid="00c482a4" officeooo:paragraph-rsid="00c482a4" style:font-size-asian="14pt" style:font-weight-asian="normal" style:font-size-complex="14pt" style:font-weight-complex="normal"/>
    </style:style>
    <style:style style:name="P23" style:family="paragraph" style:parent-style-name="Standard">
      <style:text-properties fo:font-size="14pt" fo:font-weight="normal" officeooo:rsid="00c4e391" officeooo:paragraph-rsid="00c4e391" style:font-size-asian="14pt" style:font-weight-asian="normal" style:font-size-complex="14pt" style:font-weight-complex="normal"/>
    </style:style>
    <style:style style:name="P24" style:family="paragraph" style:parent-style-name="Standard">
      <style:text-properties fo:font-size="14pt" fo:font-weight="normal" officeooo:rsid="00c4e391" officeooo:paragraph-rsid="00c71afb" style:font-size-asian="14pt" style:font-weight-asian="normal" style:font-size-complex="14pt" style:font-weight-complex="normal"/>
    </style:style>
    <style:style style:name="P25" style:family="paragraph" style:parent-style-name="Standard">
      <style:text-properties fo:font-size="14pt" fo:font-weight="normal" officeooo:rsid="00c7e95b" officeooo:paragraph-rsid="00c7e95b" style:font-size-asian="14pt" style:font-weight-asian="normal" style:font-size-complex="14pt" style:font-weight-complex="normal"/>
    </style:style>
    <style:style style:name="P26" style:family="paragraph" style:parent-style-name="Standard">
      <style:text-properties fo:font-size="14pt" fo:font-weight="normal" officeooo:rsid="00ca5f78" officeooo:paragraph-rsid="00ca5f78" style:font-size-asian="14pt" style:font-weight-asian="normal" style:font-size-complex="14pt" style:font-weight-complex="normal"/>
    </style:style>
    <style:style style:name="P27" style:family="paragraph" style:parent-style-name="Standard">
      <style:text-properties fo:font-size="14pt" fo:font-style="normal" fo:font-weight="normal" officeooo:rsid="00bc0cab" officeooo:paragraph-rsid="00bc0cab" style:font-size-asian="14pt" style:font-style-asian="normal" style:font-weight-asian="normal" style:font-size-complex="14pt" style:font-style-complex="normal" style:font-weight-complex="normal"/>
    </style:style>
    <style:style style:name="P28" style:family="paragraph" style:parent-style-name="Standard">
      <style:text-properties fo:font-size="14pt" fo:font-style="normal" fo:font-weight="normal" officeooo:rsid="00bdf888" officeooo:paragraph-rsid="00bdf888" style:font-size-asian="14pt" style:font-style-asian="normal" style:font-weight-asian="normal" style:font-size-complex="14pt" style:font-style-complex="normal" style:font-weight-complex="normal"/>
    </style:style>
    <style:style style:name="P29"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0" style:family="paragraph" style:parent-style-name="Standard">
      <style:paragraph-properties fo:text-align="center" style:justify-single-word="false"/>
      <style:text-properties fo:font-size="20pt" fo:font-weight="bold" officeooo:paragraph-rsid="00b9b8ae" style:font-size-asian="20pt" style:font-weight-asian="bold" style:font-size-complex="20pt" style:font-weight-complex="bold"/>
    </style:style>
    <style:style style:name="P31" style:family="paragraph" style:parent-style-name="Standard">
      <style:paragraph-properties fo:text-align="center" style:justify-single-word="false"/>
      <style:text-properties fo:font-size="20pt" fo:font-weight="bold" officeooo:paragraph-rsid="00be4c89" style:font-size-asian="20pt" style:font-weight-asian="bold" style:font-size-complex="20pt" style:font-weight-complex="bold"/>
    </style:style>
    <style:style style:name="P32" style:family="paragraph" style:parent-style-name="Standard">
      <style:paragraph-properties fo:text-align="center" style:justify-single-word="false"/>
      <style:text-properties fo:font-size="20pt" fo:font-weight="bold" officeooo:paragraph-rsid="00c2fc5f" style:font-size-asian="20pt" style:font-weight-asian="bold" style:font-size-complex="20pt" style:font-weight-complex="bold"/>
    </style:style>
    <style:style style:name="P33" style:family="paragraph" style:parent-style-name="Standard">
      <style:paragraph-properties fo:text-align="center" style:justify-single-word="false"/>
      <style:text-properties fo:font-size="20pt" fo:font-weight="bold" officeooo:paragraph-rsid="00c7e95b" style:font-size-asian="20pt" style:font-weight-asian="bold" style:font-size-complex="20pt" style:font-weight-complex="bold"/>
    </style:style>
    <style:style style:name="P34" style:family="paragraph" style:parent-style-name="Standard">
      <style:paragraph-properties fo:text-align="center" style:justify-single-word="false"/>
      <style:text-properties fo:font-size="20pt" fo:font-weight="bold" officeooo:paragraph-rsid="00d5629f" style:font-size-asian="20pt" style:font-weight-asian="bold" style:font-size-complex="20pt" style:font-weight-complex="bold"/>
    </style:style>
    <style:style style:name="P35" style:family="paragraph" style:parent-style-name="Standard">
      <style:paragraph-properties fo:text-align="center" style:justify-single-word="false"/>
      <style:text-properties fo:font-size="20pt" fo:font-weight="bold" officeooo:paragraph-rsid="00db85cc" style:font-size-asian="20pt" style:font-weight-asian="bold" style:font-size-complex="20pt" style:font-weight-complex="bold"/>
    </style:style>
    <style:style style:name="P36" style:family="paragraph" style:parent-style-name="Standard">
      <style:paragraph-properties fo:text-align="center" style:justify-single-word="false"/>
      <style:text-properties fo:font-size="20pt" fo:font-weight="bold" officeooo:paragraph-rsid="00ddd093" style:font-size-asian="20pt" style:font-weight-asian="bold" style:font-size-complex="20pt" style:font-weight-complex="bold"/>
    </style:style>
    <style:style style:name="P37" style:family="paragraph" style:parent-style-name="Standard">
      <style:text-properties officeooo:rsid="00b7bd65" officeooo:paragraph-rsid="00b7e978"/>
    </style:style>
    <style:style style:name="P38" style:family="paragraph" style:parent-style-name="Standard">
      <style:text-properties style:text-position="0% 100%" fo:font-size="14pt" fo:font-weight="normal" officeooo:rsid="0048690d" officeooo:paragraph-rsid="00c482a4" style:font-size-asian="14pt" style:font-weight-asian="normal" style:font-size-complex="14pt" style:font-weight-complex="normal"/>
    </style:style>
    <style:style style:name="P39" style:family="paragraph" style:parent-style-name="Standard">
      <style:text-properties style:text-position="0% 100%" fo:font-size="14pt" fo:font-weight="normal" officeooo:rsid="004e026c" officeooo:paragraph-rsid="00c482a4" style:font-size-asian="14pt" style:font-weight-asian="normal" style:font-size-complex="14pt" style:font-weight-complex="normal"/>
    </style:style>
    <style:style style:name="P40" style:family="paragraph" style:parent-style-name="Standard">
      <style:text-properties style:text-position="0% 100%" fo:font-size="14pt" fo:font-weight="normal" officeooo:rsid="0046f814" officeooo:paragraph-rsid="00c482a4" style:font-size-asian="14pt" style:font-weight-asian="normal" style:font-size-complex="14pt" style:font-weight-complex="normal"/>
    </style:style>
    <style:style style:name="P41" style:family="paragraph" style:parent-style-name="Standard">
      <style:text-properties style:text-position="0% 100%" fo:font-size="14pt" fo:font-weight="normal" officeooo:rsid="0045cff8" officeooo:paragraph-rsid="00c482a4" style:font-size-asian="14pt" style:font-weight-asian="normal" style:font-size-complex="14pt" style:font-weight-complex="normal"/>
    </style:style>
    <style:style style:name="P42" style:family="paragraph" style:parent-style-name="Standard">
      <style:text-properties style:text-position="0% 100%" fo:font-size="14pt" fo:font-weight="normal" officeooo:rsid="00c70149" officeooo:paragraph-rsid="00c71afb" style:font-size-asian="14pt" style:font-weight-asian="normal" style:font-size-complex="14pt" style:font-weight-complex="normal"/>
    </style:style>
    <style:style style:name="P43" style:family="paragraph" style:parent-style-name="Standard">
      <style:text-properties style:text-position="0% 100%" fo:font-size="14pt" fo:font-weight="normal" officeooo:rsid="00c71afb" officeooo:paragraph-rsid="00c71afb" style:font-size-asian="14pt" style:font-weight-asian="normal" style:font-size-complex="14pt" style:font-weight-complex="normal"/>
    </style:style>
    <style:style style:name="P44" style:family="paragraph" style:parent-style-name="Standard">
      <style:text-properties style:text-position="0% 100%" fo:font-size="14pt" fo:font-weight="normal" officeooo:rsid="00c7e95b" officeooo:paragraph-rsid="00c7e95b" style:font-size-asian="14pt" style:font-weight-asian="normal" style:font-size-complex="14pt" style:font-weight-complex="normal"/>
    </style:style>
    <style:style style:name="P45" style:family="paragraph" style:parent-style-name="Standard">
      <style:text-properties style:text-position="0% 100%" fo:font-size="14pt" fo:font-weight="normal" officeooo:rsid="00c8ac78" officeooo:paragraph-rsid="00c7e95b" style:font-size-asian="14pt" style:font-weight-asian="normal" style:font-size-complex="14pt" style:font-weight-complex="normal"/>
    </style:style>
    <style:style style:name="P46" style:family="paragraph" style:parent-style-name="Standard">
      <style:text-properties style:text-position="0% 100%" fo:font-size="14pt" fo:font-weight="normal" officeooo:rsid="00c8ac78" officeooo:paragraph-rsid="00c8ac78" style:font-size-asian="14pt" style:font-weight-asian="normal" style:font-size-complex="14pt" style:font-weight-complex="normal"/>
    </style:style>
    <style:style style:name="P47" style:family="paragraph" style:parent-style-name="Standard">
      <style:text-properties style:text-position="0% 100%" fo:font-size="14pt" fo:font-weight="normal" officeooo:rsid="00ca5f78" officeooo:paragraph-rsid="00ca5f78" style:font-size-asian="14pt" style:font-weight-asian="normal" style:font-size-complex="14pt" style:font-weight-complex="normal"/>
    </style:style>
    <style:style style:name="P48" style:family="paragraph" style:parent-style-name="Standard">
      <style:text-properties style:text-position="0% 100%" fo:font-size="14pt" fo:font-weight="normal" officeooo:rsid="00dfbb3b" officeooo:paragraph-rsid="00dfbb3b" style:font-size-asian="14pt" style:font-weight-asian="normal" style:font-size-complex="14pt" style:font-weight-complex="normal"/>
    </style:style>
    <style:style style:name="P49" style:family="paragraph" style:parent-style-name="Standard">
      <style:text-properties style:text-position="0% 100%" fo:font-size="14pt" fo:font-style="normal" fo:font-weight="normal" officeooo:rsid="00cd5013" officeooo:paragraph-rsid="00ca5f78" style:font-size-asian="14pt" style:font-style-asian="normal" style:font-weight-asian="normal" style:font-size-complex="14pt" style:font-style-complex="normal" style:font-weight-complex="normal"/>
    </style:style>
    <style:style style:name="P50" style:family="paragraph" style:parent-style-name="Standard">
      <style:text-properties style:text-position="0% 100%" fo:font-size="14pt" fo:font-style="normal" fo:font-weight="normal" officeooo:rsid="00cd5013" officeooo:paragraph-rsid="00cd5013" style:font-size-asian="14pt" style:font-style-asian="normal" style:font-weight-asian="normal" style:font-size-complex="14pt" style:font-style-complex="normal" style:font-weight-complex="normal"/>
    </style:style>
    <style:style style:name="P51" style:family="paragraph" style:parent-style-name="Standard">
      <style:text-properties style:text-position="0% 100%" fo:font-size="14pt" fo:font-style="normal" fo:font-weight="normal" officeooo:rsid="00cf459a" officeooo:paragraph-rsid="00cf459a" style:font-size-asian="14pt" style:font-style-asian="normal" style:font-weight-asian="normal" style:font-size-complex="14pt" style:font-style-complex="normal" style:font-weight-complex="normal"/>
    </style:style>
    <style:style style:name="P52" style:family="paragraph" style:parent-style-name="Standard">
      <style:text-properties style:text-position="0% 100%" fo:font-size="14pt" fo:font-style="normal" fo:font-weight="normal" officeooo:rsid="00d12325" officeooo:paragraph-rsid="00cf459a" style:font-size-asian="14pt" style:font-style-asian="normal" style:font-weight-asian="normal" style:font-size-complex="14pt" style:font-style-complex="normal" style:font-weight-complex="normal"/>
    </style:style>
    <style:style style:name="P53" style:family="paragraph" style:parent-style-name="Standard">
      <style:text-properties style:text-position="0% 100%" fo:font-size="14pt" fo:font-style="normal" fo:font-weight="normal" officeooo:rsid="00d12325" officeooo:paragraph-rsid="00d12325" style:font-size-asian="14pt" style:font-style-asian="normal" style:font-weight-asian="normal" style:font-size-complex="14pt" style:font-style-complex="normal" style:font-weight-complex="normal"/>
    </style:style>
    <style:style style:name="P54" style:family="paragraph" style:parent-style-name="Standard">
      <style:text-properties style:text-position="0% 100%" fo:font-size="14pt" fo:font-style="normal" fo:font-weight="normal" officeooo:rsid="00d1882b" officeooo:paragraph-rsid="00d1882b" style:font-size-asian="14pt" style:font-style-asian="normal" style:font-weight-asian="normal" style:font-size-complex="14pt" style:font-style-complex="normal" style:font-weight-complex="normal"/>
    </style:style>
    <style:style style:name="P55" style:family="paragraph" style:parent-style-name="Standard">
      <style:text-properties style:text-position="0% 100%" fo:font-size="14pt" fo:font-style="normal" fo:font-weight="normal" officeooo:rsid="00d2c4da" officeooo:paragraph-rsid="00d2c4da" style:font-size-asian="14pt" style:font-style-asian="normal" style:font-weight-asian="normal" style:font-size-complex="14pt" style:font-style-complex="normal" style:font-weight-complex="normal"/>
    </style:style>
    <style:style style:name="P56" style:family="paragraph" style:parent-style-name="Standard">
      <style:text-properties style:text-position="0% 100%" fo:font-size="14pt" fo:font-style="normal" fo:font-weight="normal" officeooo:rsid="00d42189" officeooo:paragraph-rsid="00d42189" style:font-size-asian="14pt" style:font-style-asian="normal" style:font-weight-asian="normal" style:font-size-complex="14pt" style:font-style-complex="normal" style:font-weight-complex="normal"/>
    </style:style>
    <style:style style:name="P57" style:family="paragraph" style:parent-style-name="Standard">
      <style:text-properties style:text-position="0% 100%" fo:font-size="14pt" fo:font-style="normal" fo:font-weight="normal" officeooo:rsid="00d52676" officeooo:paragraph-rsid="00d52676" style:font-size-asian="14pt" style:font-style-asian="normal" style:font-weight-asian="normal" style:font-size-complex="14pt" style:font-style-complex="normal" style:font-weight-complex="normal"/>
    </style:style>
    <style:style style:name="P58" style:family="paragraph" style:parent-style-name="Standard">
      <style:text-properties style:text-position="0% 100%" fo:font-size="14pt" fo:font-style="normal" fo:font-weight="normal" officeooo:rsid="00d5629f" officeooo:paragraph-rsid="00d5629f" style:font-size-asian="14pt" style:font-style-asian="normal" style:font-weight-asian="normal" style:font-size-complex="14pt" style:font-style-complex="normal" style:font-weight-complex="normal"/>
    </style:style>
    <style:style style:name="P59" style:family="paragraph" style:parent-style-name="Standard">
      <style:text-properties style:text-position="0% 100%" fo:font-size="14pt" fo:font-style="normal" fo:font-weight="normal" officeooo:rsid="00d5629f" officeooo:paragraph-rsid="00db85cc" style:font-size-asian="14pt" style:font-style-asian="normal" style:font-weight-asian="normal" style:font-size-complex="14pt" style:font-style-complex="normal" style:font-weight-complex="normal"/>
    </style:style>
    <style:style style:name="P60" style:family="paragraph" style:parent-style-name="Standard">
      <style:text-properties style:text-position="0% 100%" fo:font-size="14pt" fo:font-style="normal" fo:font-weight="normal" officeooo:rsid="00d5629f" officeooo:paragraph-rsid="00ddd093" style:font-size-asian="14pt" style:font-style-asian="normal" style:font-weight-asian="normal" style:font-size-complex="14pt" style:font-style-complex="normal" style:font-weight-complex="normal"/>
    </style:style>
    <style:style style:name="P61" style:family="paragraph" style:parent-style-name="Standard">
      <style:text-properties style:text-position="0% 100%" fo:font-size="14pt" fo:font-style="normal" fo:font-weight="normal" officeooo:rsid="00d71ce9" officeooo:paragraph-rsid="00d71ce9" style:font-size-asian="14pt" style:font-style-asian="normal" style:font-weight-asian="normal" style:font-size-complex="14pt" style:font-style-complex="normal" style:font-weight-complex="normal"/>
    </style:style>
    <style:style style:name="P62" style:family="paragraph" style:parent-style-name="Standard">
      <style:text-properties style:text-position="0% 100%" fo:font-size="14pt" fo:font-style="normal" fo:font-weight="normal" officeooo:rsid="00d81ccf" officeooo:paragraph-rsid="00d81ccf" style:font-size-asian="14pt" style:font-style-asian="normal" style:font-weight-asian="normal" style:font-size-complex="14pt" style:font-style-complex="normal" style:font-weight-complex="normal"/>
    </style:style>
    <style:style style:name="P63" style:family="paragraph" style:parent-style-name="Standard">
      <style:text-properties style:text-position="0% 100%" fo:font-size="14pt" fo:font-style="normal" fo:font-weight="normal" officeooo:rsid="00da1547" officeooo:paragraph-rsid="00da1547" style:font-size-asian="14pt" style:font-style-asian="normal" style:font-weight-asian="normal" style:font-size-complex="14pt" style:font-style-complex="normal" style:font-weight-complex="normal"/>
    </style:style>
    <style:style style:name="P64" style:family="paragraph" style:parent-style-name="Standard">
      <style:text-properties style:text-position="0% 100%" fo:font-size="14pt" fo:font-style="normal" fo:font-weight="normal" officeooo:rsid="00db4801" officeooo:paragraph-rsid="00db4801" style:font-size-asian="14pt" style:font-style-asian="normal" style:font-weight-asian="normal" style:font-size-complex="14pt" style:font-style-complex="normal" style:font-weight-complex="normal"/>
    </style:style>
    <style:style style:name="P65" style:family="paragraph" style:parent-style-name="Standard">
      <style:text-properties style:text-position="0% 100%" fo:font-size="14pt" fo:font-style="normal" fo:font-weight="normal" officeooo:rsid="00db85cc" officeooo:paragraph-rsid="00db85cc" style:font-size-asian="14pt" style:font-style-asian="normal" style:font-weight-asian="normal" style:font-size-complex="14pt" style:font-style-complex="normal" style:font-weight-complex="normal"/>
    </style:style>
    <style:style style:name="P66" style:family="paragraph" style:parent-style-name="Standard">
      <style:text-properties style:text-position="0% 100%" fo:font-size="14pt" fo:font-style="normal" fo:font-weight="normal" officeooo:rsid="00dc178e" officeooo:paragraph-rsid="00dc178e" style:font-size-asian="14pt" style:font-style-asian="normal" style:font-weight-asian="normal" style:font-size-complex="14pt" style:font-style-complex="normal" style:font-weight-complex="normal"/>
    </style:style>
    <style:style style:name="P67" style:family="paragraph" style:parent-style-name="Standard">
      <style:text-properties style:text-position="0% 100%" fo:font-size="14pt" fo:font-style="normal" fo:font-weight="normal" officeooo:rsid="00dc178e" officeooo:paragraph-rsid="00ddd093" style:font-size-asian="14pt" style:font-style-asian="normal" style:font-weight-asian="normal" style:font-size-complex="14pt" style:font-style-complex="normal" style:font-weight-complex="normal"/>
    </style:style>
    <style:style style:name="P68" style:family="paragraph" style:parent-style-name="Standard">
      <style:text-properties style:text-position="0% 100%" fo:font-size="14pt" fo:font-style="normal" fo:font-weight="normal" officeooo:rsid="00dfbb3b" officeooo:paragraph-rsid="00dfbb3b" style:font-size-asian="14pt" style:font-style-asian="normal" style:font-weight-asian="normal" style:font-size-complex="14pt" style:font-style-complex="normal" style:font-weight-complex="normal"/>
    </style:style>
    <style:style style:name="P69" style:family="paragraph" style:parent-style-name="Standard">
      <style:text-properties style:text-position="0% 100%" fo:font-size="14pt" fo:font-style="normal" fo:font-weight="normal" officeooo:rsid="00e00a24" officeooo:paragraph-rsid="00e00a24" style:font-size-asian="14pt" style:font-style-asian="normal" style:font-weight-asian="normal" style:font-size-complex="14pt" style:font-style-complex="normal" style:font-weight-complex="normal"/>
    </style:style>
    <style:style style:name="P70" style:family="paragraph" style:parent-style-name="Standard">
      <style:text-properties style:text-position="0% 100%" fo:font-size="14pt" fo:font-style="normal" fo:font-weight="normal" officeooo:rsid="00e0f205" officeooo:paragraph-rsid="00e0f205" style:font-size-asian="14pt" style:font-style-asian="normal" style:font-weight-asian="normal" style:font-size-complex="14pt" style:font-style-complex="normal" style:font-weight-complex="normal"/>
    </style:style>
    <style:style style:name="P71" style:family="paragraph" style:parent-style-name="Standard">
      <style:text-properties officeooo:rsid="00ca5f78" officeooo:paragraph-rsid="00ca5f78"/>
    </style:style>
    <style:style style:name="P72" style:family="paragraph" style:parent-style-name="Standard">
      <style:text-properties officeooo:rsid="00cf459a" officeooo:paragraph-rsid="00cf459a"/>
    </style:style>
    <style:style style:name="P73" style:family="paragraph" style:parent-style-name="Table_20_Contents">
      <style:text-properties fo:font-size="14pt" fo:font-weight="normal" officeooo:rsid="00dfbb3b" officeooo:paragraph-rsid="00dfbb3b" style:font-size-asian="14pt" style:font-weight-asian="normal" style:font-size-complex="14pt" style:font-weight-complex="normal"/>
    </style:style>
    <style:style style:name="P74" style:family="paragraph" style:parent-style-name="Standard" style:list-style-name="L1">
      <style:text-properties fo:font-size="14pt" officeooo:rsid="00b7bd65" officeooo:paragraph-rsid="00b7bd65" style:font-size-asian="14pt" style:font-size-complex="14pt"/>
    </style:style>
    <style:style style:name="P75" style:family="paragraph" style:parent-style-name="Standard" style:list-style-name="L1">
      <style:text-properties fo:font-size="14pt" officeooo:rsid="00b7e978" officeooo:paragraph-rsid="00b7e978" style:font-size-asian="14pt" style:font-size-complex="14pt"/>
    </style:style>
    <style:style style:name="P76" style:family="paragraph" style:parent-style-name="Standard">
      <style:text-properties fo:font-size="14pt" fo:font-style="normal" fo:font-weight="normal" officeooo:rsid="00bc0cab" officeooo:paragraph-rsid="00bc0cab" style:font-size-asian="14pt" style:font-style-asian="normal" style:font-weight-asian="normal" style:font-size-complex="14pt" style:font-style-complex="normal" style:font-weight-complex="normal"/>
    </style:style>
    <style:style style:name="P77" style:family="paragraph" style:parent-style-name="Standard">
      <style:text-properties fo:font-size="14pt" fo:font-style="normal" fo:font-weight="normal" officeooo:rsid="00dfbb3b" officeooo:paragraph-rsid="00dfbb3b" style:font-size-asian="14pt" style:font-style-asian="normal" style:font-weight-asian="normal" style:font-size-complex="14pt" style:font-style-complex="normal" style:font-weight-complex="normal"/>
    </style:style>
    <style:style style:name="P78" style:family="paragraph" style:parent-style-name="Standard">
      <style:text-properties fo:font-size="14pt" fo:font-weight="normal" officeooo:rsid="00bb6bf7" officeooo:paragraph-rsid="00e24955" style:font-size-asian="14pt" style:font-weight-asian="normal" style:font-size-complex="14pt" style:font-weight-complex="normal"/>
    </style:style>
    <style:style style:name="P79" style:family="paragraph" style:parent-style-name="Standard">
      <style:text-properties style:text-position="0% 100%" fo:font-size="14pt" fo:font-weight="normal" officeooo:rsid="00c71afb" officeooo:paragraph-rsid="00c71afb" style:font-size-asian="14pt" style:font-weight-asian="normal" style:font-size-complex="14pt" style:font-weight-complex="normal"/>
    </style:style>
    <style:style style:name="P80" style:family="paragraph" style:parent-style-name="Standard">
      <style:text-properties style:text-position="0% 100%" fo:font-size="14pt" fo:font-weight="normal" officeooo:rsid="00c8ac78" officeooo:paragraph-rsid="00c8ac78" style:font-size-asian="14pt" style:font-weight-asian="normal" style:font-size-complex="14pt" style:font-weight-complex="normal"/>
    </style:style>
    <style:style style:name="P81" style:family="paragraph" style:parent-style-name="Standard" style:list-style-name="L2">
      <style:text-properties style:text-position="0% 100%" fo:font-size="14pt" fo:font-weight="normal" officeooo:rsid="00ca5f78" officeooo:paragraph-rsid="00ca5f78" style:font-size-asian="14pt" style:font-weight-asian="normal" style:font-size-complex="14pt" style:font-weight-complex="normal"/>
    </style:style>
    <style:style style:name="P82" style:family="paragraph" style:parent-style-name="Standard">
      <style:text-properties style:text-position="0% 100%" fo:font-size="14pt" fo:font-style="normal" fo:font-weight="normal" officeooo:rsid="00cf459a" officeooo:paragraph-rsid="00cf459a" style:font-size-asian="14pt" style:font-style-asian="normal" style:font-weight-asian="normal" style:font-size-complex="14pt" style:font-style-complex="normal" style:font-weight-complex="normal"/>
    </style:style>
    <style:style style:name="P83" style:family="paragraph" style:parent-style-name="Standard">
      <style:text-properties style:text-position="0% 100%" fo:font-size="14pt" fo:font-style="normal" fo:font-weight="normal" officeooo:rsid="00ddd093" officeooo:paragraph-rsid="00ddd093" style:font-size-asian="14pt" style:font-style-asian="normal" style:font-weight-asian="normal" style:font-size-complex="14pt" style:font-style-complex="normal" style:font-weight-complex="normal"/>
    </style:style>
    <style:style style:name="P84" style:family="paragraph" style:parent-style-name="Table_20_Contents">
      <style:text-properties fo:font-size="14pt" fo:font-style="normal" fo:font-weight="normal" officeooo:rsid="00bc0cab" officeooo:paragraph-rsid="00dfbb3b" style:font-size-asian="14pt" style:font-style-asian="normal" style:font-weight-asian="normal" style:font-size-complex="14pt" style:font-style-complex="normal" style:font-weight-complex="normal"/>
    </style:style>
    <style:style style:name="P85" style:family="paragraph" style:parent-style-name="Table_20_Contents">
      <style:text-properties fo:font-size="14pt" fo:font-style="normal" fo:font-weight="normal" officeooo:rsid="00e24955" officeooo:paragraph-rsid="00e24955" style:font-size-asian="14pt" style:font-style-asian="normal" style:font-weight-asian="normal" style:font-size-complex="14pt" style:font-style-complex="normal" style:font-weight-complex="normal"/>
    </style:style>
    <style:style style:name="T1" style:family="text">
      <style:text-properties officeooo:rsid="00071e00"/>
    </style:style>
    <style:style style:name="T2" style:family="text">
      <style:text-properties officeooo:rsid="002a013b"/>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bc0cab"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bc0cab" style:font-style-asian="normal" style:font-style-complex="normal"/>
    </style:style>
    <style:style style:name="T8" style:family="text">
      <style:text-properties fo:font-style="normal" officeooo:rsid="00bdf888" style:font-style-asian="normal" style:font-style-complex="normal"/>
    </style:style>
    <style:style style:name="T9" style:family="text">
      <style:text-properties fo:font-style="normal" officeooo:rsid="00dfbb3b" style:font-style-asian="normal" style:font-style-complex="normal"/>
    </style:style>
    <style:style style:name="T10" style:family="text">
      <style:text-properties fo:font-style="normal" officeooo:rsid="00e24955"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4pt" fo:font-weight="normal" officeooo:rsid="00b7e978" style:font-size-asian="14pt" style:font-weight-asian="normal" style:font-size-complex="14pt" style:font-weight-complex="normal"/>
    </style:style>
    <style:style style:name="T16" style:family="text">
      <style:text-properties fo:font-size="14pt" fo:font-weight="normal" officeooo:rsid="00c2fc5f" style:font-size-asian="14pt" style:font-weight-asian="normal" style:font-size-complex="14pt" style:font-weight-complex="normal"/>
    </style:style>
    <style:style style:name="T17" style:family="text">
      <style:text-properties officeooo:rsid="00b9b8ae"/>
    </style:style>
    <style:style style:name="T18" style:family="text">
      <style:text-properties officeooo:rsid="00bb6bf7"/>
    </style:style>
    <style:style style:name="T19" style:family="text">
      <style:text-properties officeooo:rsid="00bc0cab"/>
    </style:style>
    <style:style style:name="T20" style:family="text">
      <style:text-properties officeooo:rsid="00be4c89"/>
    </style:style>
    <style:style style:name="T21" style:family="text">
      <style:text-properties officeooo:rsid="00c1554d"/>
    </style:style>
    <style:style style:name="T22" style:family="text">
      <style:text-properties officeooo:rsid="00c2fc5f"/>
    </style:style>
    <style:style style:name="T23" style:family="text">
      <style:text-properties officeooo:rsid="0051d520"/>
    </style:style>
    <style:style style:name="T24" style:family="text">
      <style:text-properties officeooo:rsid="0054872d"/>
    </style:style>
    <style:style style:name="T25" style:family="text">
      <style:text-properties style:text-position="0% 100%"/>
    </style:style>
    <style:style style:name="T26" style:family="text">
      <style:text-properties style:text-position="0% 100%" fo:font-weight="normal" officeooo:rsid="0046f814" style:font-weight-asian="normal" style:font-weight-complex="normal"/>
    </style:style>
    <style:style style:name="T27" style:family="text">
      <style:text-properties style:text-position="0% 100%" fo:font-weight="normal" officeooo:rsid="0051d520" style:font-weight-asian="normal" style:font-weight-complex="normal"/>
    </style:style>
    <style:style style:name="T28" style:family="text">
      <style:text-properties style:text-position="0% 100%" fo:font-weight="normal" officeooo:rsid="0048690d" style:font-weight-asian="normal" style:font-weight-complex="normal"/>
    </style:style>
    <style:style style:name="T29" style:family="text">
      <style:text-properties style:text-position="0% 100%" officeooo:rsid="00c70149"/>
    </style:style>
    <style:style style:name="T30" style:family="text">
      <style:text-properties style:text-position="0% 100%" officeooo:rsid="00c71afb"/>
    </style:style>
    <style:style style:name="T31" style:family="text">
      <style:text-properties style:text-position="0% 100%" officeooo:rsid="00c7e95b"/>
    </style:style>
    <style:style style:name="T32" style:family="text">
      <style:text-properties style:text-position="0% 100%" officeooo:rsid="00c8ac78"/>
    </style:style>
    <style:style style:name="T33" style:family="text">
      <style:text-properties style:text-position="0% 100%" officeooo:rsid="00ca5f78"/>
    </style:style>
    <style:style style:name="T34" style:family="text">
      <style:text-properties style:text-position="0% 100%" fo:font-size="14pt" fo:font-weight="normal" style:font-size-asian="14pt" style:font-weight-asian="normal" style:font-size-complex="14pt" style:font-weight-complex="normal"/>
    </style:style>
    <style:style style:name="T35" style:family="text">
      <style:text-properties style:text-position="0% 100%" fo:font-size="14pt" fo:font-weight="normal" officeooo:rsid="00cb5b83" style:font-size-asian="14pt" style:font-weight-asian="normal" style:font-size-complex="14pt" style:font-weight-complex="normal"/>
    </style:style>
    <style:style style:name="T36" style:family="text">
      <style:text-properties style:text-position="0% 100%" fo:font-size="14pt" fo:font-weight="normal" officeooo:rsid="00cd5013" style:font-size-asian="14pt" style:font-weight-asian="normal" style:font-size-complex="14pt" style:font-weight-complex="normal"/>
    </style:style>
    <style:style style:name="T37" style:family="text">
      <style:text-properties style:text-position="0% 100%" fo:font-size="14pt" fo:font-weight="normal" officeooo:rsid="00ce9c9f" style:font-size-asian="14pt" style:font-weight-asian="normal" style:font-size-complex="14pt" style:font-weight-complex="normal"/>
    </style:style>
    <style:style style:name="T38" style:family="text">
      <style:text-properties style:text-position="0% 100%" fo:font-size="14pt" fo:font-style="italic" fo:font-weight="normal" officeooo:rsid="00cb5b83" style:font-size-asian="14pt" style:font-style-asian="italic" style:font-weight-asian="normal" style:font-size-complex="14pt" style:font-style-complex="italic" style:font-weight-complex="normal"/>
    </style:style>
    <style:style style:name="T39" style:family="text">
      <style:text-properties style:text-position="0% 100%" fo:font-size="14pt" fo:font-style="normal" fo:font-weight="normal" style:font-size-asian="14pt" style:font-style-asian="normal" style:font-weight-asian="normal" style:font-size-complex="14pt" style:font-style-complex="normal" style:font-weight-complex="normal"/>
    </style:style>
    <style:style style:name="T40" style:family="text">
      <style:text-properties style:text-position="0% 100%" fo:font-size="14pt" fo:font-style="normal" fo:font-weight="normal" officeooo:rsid="00cb5b83" style:font-size-asian="14pt" style:font-style-asian="normal" style:font-weight-asian="normal" style:font-size-complex="14pt" style:font-style-complex="normal" style:font-weight-complex="normal"/>
    </style:style>
    <style:style style:name="T41" style:family="text">
      <style:text-properties style:text-position="0% 100%" fo:font-size="14pt" fo:font-style="normal" fo:font-weight="normal" officeooo:rsid="00cd5013" style:font-size-asian="14pt" style:font-style-asian="normal" style:font-weight-asian="normal" style:font-size-complex="14pt" style:font-style-complex="normal" style:font-weight-complex="normal"/>
    </style:style>
    <style:style style:name="T42" style:family="text">
      <style:text-properties style:text-position="0% 100%" fo:font-size="14pt" fo:font-style="normal" fo:font-weight="normal" officeooo:rsid="00ce9c9f" style:font-size-asian="14pt" style:font-style-asian="normal" style:font-weight-asian="normal" style:font-size-complex="14pt" style:font-style-complex="normal" style:font-weight-complex="normal"/>
    </style:style>
    <style:style style:name="T43" style:family="text">
      <style:text-properties style:text-position="0% 100%" fo:font-size="14pt" fo:font-style="normal" fo:font-weight="normal" officeooo:rsid="00d12325" style:font-size-asian="14pt" style:font-style-asian="normal" style:font-weight-asian="normal" style:font-size-complex="14pt" style:font-style-complex="normal" style:font-weight-complex="normal"/>
    </style:style>
    <style:style style:name="T44" style:family="text">
      <style:text-properties style:text-position="0% 100%" fo:font-size="14pt" fo:font-style="normal" fo:font-weight="normal" officeooo:rsid="00d1882b" style:font-size-asian="14pt" style:font-style-asian="normal" style:font-weight-asian="normal" style:font-size-complex="14pt" style:font-style-complex="normal" style:font-weight-complex="normal"/>
    </style:style>
    <style:style style:name="T45" style:family="text">
      <style:text-properties style:text-position="0% 100%" officeooo:rsid="00cd5013"/>
    </style:style>
    <style:style style:name="T46" style:family="text">
      <style:text-properties officeooo:rsid="00c482a4"/>
    </style:style>
    <style:style style:name="T47" style:family="text">
      <style:text-properties officeooo:rsid="00c4e391"/>
    </style:style>
    <style:style style:name="T48" style:family="text">
      <style:text-properties officeooo:rsid="00c63149"/>
    </style:style>
    <style:style style:name="T49" style:family="text">
      <style:text-properties style:text-position="super 58%"/>
    </style:style>
    <style:style style:name="T50" style:family="text">
      <style:text-properties style:text-position="super 58%" officeooo:rsid="00c70149"/>
    </style:style>
    <style:style style:name="T51" style:family="text">
      <style:text-properties style:text-position="super 58%" officeooo:rsid="00db4801"/>
    </style:style>
    <style:style style:name="T52" style:family="text">
      <style:text-properties officeooo:rsid="00c7e95b"/>
    </style:style>
    <style:style style:name="T53" style:family="text">
      <style:text-properties officeooo:rsid="00d2c4da"/>
    </style:style>
    <style:style style:name="T54" style:family="text">
      <style:text-properties officeooo:rsid="00d42189"/>
    </style:style>
    <style:style style:name="T55" style:family="text">
      <style:text-properties officeooo:rsid="00d52676"/>
    </style:style>
    <style:style style:name="T56" style:family="text">
      <style:text-properties officeooo:rsid="00d5629f"/>
    </style:style>
    <style:style style:name="T57" style:family="text">
      <style:text-properties officeooo:rsid="00d71ce9"/>
    </style:style>
    <style:style style:name="T58" style:family="text">
      <style:text-properties officeooo:rsid="00d81ccf"/>
    </style:style>
    <style:style style:name="T59" style:family="text">
      <style:text-properties officeooo:rsid="00db4801"/>
    </style:style>
    <style:style style:name="T60" style:family="text">
      <style:text-properties officeooo:rsid="00db85cc"/>
    </style:style>
    <style:style style:name="T61" style:family="text">
      <style:text-properties officeooo:rsid="00dc178e"/>
    </style:style>
    <style:style style:name="T62" style:family="text">
      <style:text-properties officeooo:rsid="00ddd093"/>
    </style:style>
    <style:style style:name="T63" style:family="text">
      <style:text-properties officeooo:rsid="00dfbb3b"/>
    </style:style>
    <style:style style:name="T64" style:family="text">
      <style:text-properties officeooo:rsid="00e21183"/>
    </style:style>
    <style:style style:name="T65" style:family="text">
      <style:text-properties officeooo:rsid="00e2495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2"><text:span text:style-name="T2">HPMI for Version 2 or 3</text:span>.</text:p>
      <text:p text:style-name="P1">Richard Parker <text:span text:style-name="T53">5.12</text:span>.201<text:span text:style-name="T1">6</text:span></text:p>
      <text:p text:style-name="P12"/>
      <text:p text:style-name="P29">Section 1 – Introduction</text:p>
      <text:p text:style-name="P3"/>
      <text:p text:style-name="P4">The HPMI has been gradually implemented and extended over the years to allow matrix operations at the highest possible performance. <text:s/>To date, it has concentrated on matrix multiplication, which forms the performance-critical part of many of the main operations<text:span text:style-name="T22">, but t</text:span>his document<text:span text:style-name="T22"> considers a fairly major upgrade to improve </text:span>Gaussian elimination also.</text:p>
      <text:p text:style-name="P4"/>
      <text:p text:style-name="P4"><text:span text:style-name="T22">The HPMI design has long </text:span>been a bit of a juggling act, trying to ensure that the methods</text:p>
      <text:p text:style-name="P4"/>
      <text:list xml:id="list3905223478138896327" text:style-name="L1">
        <text:list-item>
          <text:p text:style-name="P74">allow the use of vector instructions on the x86</text:p>
        </text:list-item>
        <text:list-item>
          <text:p text:style-name="P74">make optimal use of the various levels of cache</text:p>
        </text:list-item>
        <text:list-item>
          <text:p text:style-name="P74">do not have unpredictable branches in any important <text:span text:style-name="T22">places</text:span></text:p>
        </text:list-item>
        <text:list-item>
          <text:p text:style-name="P74">allow for the effective use of many cores</text:p>
        </text:list-item>
        <text:list-item>
          <text:p text:style-name="P75">allow for the use of "grease codes" wherever appropriate</text:p>
        </text:list-item>
        <text:list-item>
          <text:p text:style-name="P75">to use the Albrecht-style linear forms methods to work with extension fields.</text:p>
        </text:list-item>
      </text:list>
      <text:p text:style-name="P4"/>
      <text:p text:style-name="P4">The use of multiple cores is not covered in this document - the HPMI methods are entirely single-threaded. <text:s/>Nevertheless, to ensure good scalability to multiple cores it is important to keep traffic to rea<text:span text:style-name="T22">l</text:span> memory to an absolute minimum.<text:span text:style-name="T22"> <text:s/>The HPMI is primarily designed for big matrices, though - the emphasis is on doing 200,000-sized matrices in a few minutes, rather than using multiple cores to do 10,000-sized matrices in as few milliseconds as possible.</text:span></text:p>
      <text:p text:style-name="P4"/>
      <text:p text:style-name="P5">The use of linear forms is also <text:span text:style-name="T22">mainly </text:span>outside the scope of this document. <text:s/><text:span text:style-name="T22">We need only remember that the next higher layer of software must work for extension fields via linear forms, but the HPMI itself only exists</text:span> for fields of prime order<text:span text:style-name="T22">.</text:span></text:p>
      <text:p text:style-name="P4"/>
      <text:p text:style-name="P37"><text:span text:style-name="T12">Meataxe64 defines and uses a general-purpose format for vectors called </text:span><text:span text:style-name="T13">Dfmt</text:span><text:span text:style-name="T14">, and at a certain</text:span><text:span text:style-name="T16"> (yet higher)</text:span><text:span text:style-name="T14"> level (the "slab" level) the input and output must be in this format. <text:s/></text:span><text:span text:style-name="T15">To give some idea, a slab of a matrix is typically a few hundred megabytes, and one of the main ideas is to give the low-level HPMI the opportunity to convert matrices into a more suitable format for performance working.</text:span></text:p>
      <text:p text:style-name="P13"/>
      <text:p text:style-name="P13">More specifically, for the low-level matrix multiplication, the main operation is</text:p>
      <text:p text:style-name="P13"/>
      <text:p text:style-name="P13">C += A x B</text:p>
      <text:p text:style-name="P13"><text:soft-page-break/></text:p>
      <text:p text:style-name="P13">and the best formats of the three matrices (A, B and C) are, in general, different.</text:p>
      <text:p text:style-name="P13"/>
      <text:p text:style-name="P22">To summarize the entire cascade of choppings needed to do matrix multiplication.<text:span text:style-name="T63"> . . from the bottom up :-</text:span></text:p>
      <text:p text:style-name="P39"/>
      <text:p text:style-name="P40"><text:span text:style-name="T23">B- Row</text:span> <text:tab/>1x1 X 1xC → 1xC <text:s/>C is the cauldron, basically set by the amount of a row that can</text:p>
      <text:p text:style-name="P40"><text:tab/><text:tab/>be held in the <text:span text:style-name="T63">(vector) </text:span>registers.</text:p>
      <text:p text:style-name="P40"/>
      <text:p text:style-name="P40"><text:span text:style-name="T23">C-row</text:span><text:tab/>1xA X AxC → 1xC <text:s/>A is the alcove. <text:s/>This code is fixed by the HPMI, where the</text:p>
      <text:p text:style-name="P40"><text:tab/><text:tab/>limiting factor on A is to hold the “brick” AxC of matrix B in L1 cache, <text:span text:style-name="T63">and it is</text:span></text:p>
      <text:p text:style-name="P40"><text:tab/><text:tab/><text:span text:style-name="T24">at this stage that rows of C are fetched from L2 and stored back to L2.</text:span></text:p>
      <text:p text:style-name="P40"/>
      <text:p text:style-name="P40">Stage <text:span text:style-name="T23">0</text:span>.<text:tab/>Z0xA X AxC → Z0xC. <text:s/>Z0 is suggested by the HPMI, such that the Z0xC matrix</text:p>
      <text:p text:style-name="P40"><text:span text:style-name="T23">Brick</text:span><text:tab/><text:tab/>fits into L2 cache.</text:p>
      <text:p text:style-name="P41"/>
      <text:p text:style-name="P9"><text:span text:style-name="T26">Stage </text:span><text:span text:style-name="T27">1</text:span><text:span text:style-name="T26">.<text:tab/>Z0x(Z1*A) X (Z1*A)xC → Z0xC. <text:s/></text:span><text:span text:style-name="T28">Z1 needs to be suggested somehow to try to</text:span></text:p>
      <text:p text:style-name="P9"><text:span text:style-name="T26"><text:tab/><text:tab/></text:span><text:span text:style-name="T28">keep the Z0x(Z1xA) matrix A in L3 cache.</text:span></text:p>
      <text:p text:style-name="P38"/>
      <text:p text:style-name="P9"><text:span text:style-name="T28">Stage </text:span><text:span text:style-name="T27">2</text:span><text:span text:style-name="T28">.<text:tab/></text:span><text:span text:style-name="T26">Z0x(Z1*A) X (Z1*A)x</text:span><text:span text:style-name="T28">(Z2*</text:span><text:span text:style-name="T26">C</text:span><text:span text:style-name="T28">)</text:span><text:span text:style-name="T26"> → Z0x</text:span><text:span text:style-name="T28">(Z2*</text:span><text:span text:style-name="T26">C</text:span><text:span text:style-name="T28">)</text:span><text:span text:style-name="T26">. <text:s/></text:span><text:span text:style-name="T28">Z2 is determined by the slab level</text:span></text:p>
      <text:p text:style-name="P38"><text:span text:style-name="T46">Block</text:span><text:tab/><text:tab/>as the number of cauldrons that need to be done.</text:p>
      <text:p text:style-name="P38"/>
      <text:p text:style-name="P9"><text:span text:style-name="T28">Stage </text:span><text:span text:style-name="T27">3</text:span><text:span text:style-name="T28">.<text:tab/></text:span><text:span text:style-name="T26">Z0x(</text:span><text:span text:style-name="T28">Z3*</text:span><text:span text:style-name="T26">Z1*A) X (</text:span><text:span text:style-name="T28">Z3*</text:span><text:span text:style-name="T26">Z1*A)x</text:span><text:span text:style-name="T28">(Z2*</text:span><text:span text:style-name="T26">C</text:span><text:span text:style-name="T28">)</text:span><text:span text:style-name="T26"> → Z0x</text:span><text:span text:style-name="T28">(Z2*</text:span><text:span text:style-name="T26">C</text:span><text:span text:style-name="T28">). <text:s/>Z3 is determined by the</text:span></text:p>
      <text:p text:style-name="P38"><text:tab/><text:tab/>slab as the number of Z1xA needed for the matrix multiplication to be done.</text:p>
      <text:p text:style-name="P38"/>
      <text:p text:style-name="P9"><text:span text:style-name="T28">Stage </text:span><text:span text:style-name="T27">4</text:span><text:span text:style-name="T28">.<text:tab/>(Z4*</text:span><text:span text:style-name="T26">Z0</text:span><text:span text:style-name="T28">)</text:span><text:span text:style-name="T26">x(</text:span><text:span text:style-name="T28">Z3*</text:span><text:span text:style-name="T26">Z1*A) X (</text:span><text:span text:style-name="T28">Z3*</text:span><text:span text:style-name="T26">Z1*A)x</text:span><text:span text:style-name="T28">(Z2*</text:span><text:span text:style-name="T26">C</text:span><text:span text:style-name="T28">)</text:span><text:span text:style-name="T26"> → </text:span><text:span text:style-name="T28">(Z4*</text:span><text:span text:style-name="T26">Z0</text:span><text:span text:style-name="T28">)</text:span><text:span text:style-name="T26">x</text:span><text:span text:style-name="T28">(Z2*</text:span><text:span text:style-name="T26">C</text:span><text:span text:style-name="T28">). <text:s/>Z4 is </text:span></text:p>
      <text:p text:style-name="P38"><text:span text:style-name="T23">Slab</text:span><text:tab/><text:tab/>determined by the<text:tab/>slab to get the matrix sizes and shapes final.<text:tab/></text:p>
      <text:p text:style-name="P38"/>
      <text:p text:style-name="P48">As a typical example for mod 2, A=32, C=1024, z0=0, z1=100, z2=50, z3=15, z4=50.</text:p>
      <text:p text:style-name="P13"/>
      <text:p text:style-name="P30">Section <text:span text:style-name="T17">2</text:span> – <text:span text:style-name="T17">The BrickMad routine.</text:span></text:p>
      <text:p text:style-name="P6"/>
      <text:p text:style-name="P14">For each characteristic the HPMI chooses a size and shape of <text:span text:style-name="T3">brick</text:span> (a rectangular submatrix of B) that it can most conveniently multiply by. <text:s/>A brick has <text:span text:style-name="T3">alcove</text:span> rows and <text:span text:style-name="T3">cauldron</text:span> columns. <text:s/>These are chosen to maximize the overall performance of the system. <text:s/>Here are the values as implemented in v1e (and I have no immediate plans to change them)</text:p>
      <text:p text:style-name="P14"/>
      <text:p text:style-name="P14">The shape of an HPMI brick in NEH and HAS</text:p>
      <text:p text:style-name="P14"/>
      <text:p text:style-name="P14">characteristic<text:tab/>alcove(rows)<text:tab/>cauldron(columns)</text:p>
      <text:p text:style-name="P14"><text:tab/>2<text:tab/><text:tab/> <text:s text:c="3"/>32<text:tab/><text:tab/> <text:s/><text:tab/>1024</text:p>
      <text:p text:style-name="P14"><text:tab/>3<text:tab/><text:tab/> <text:s text:c="3"/>12<text:tab/><text:tab/> <text:s text:c="2"/><text:tab/> <text:span text:style-name="T18"><text:s/></text:span>510</text:p>
      <text:p text:style-name="P14"/>
      <text:p text:style-name="P16"><text:soft-page-break/>At the bottom level (written in assembler) the BrickMad for a characteristic (e.g. pcbm2, pcbm3) takes three parameters - a pointer to the Afmt, a pointer to a populated brick, and a pointer to the Cfmt.</text:p>
      <text:p text:style-name="P16"/>
      <text:p text:style-name="P16">The Afmt is a string of bytes specifying what is to be done. <text:s/>If a grease-code is in use, the Afmt is already coded - it gives the rows to be added in explicitly. <text:s/>It is a representation of matrix A, and has a "stop" byte at the end, so that the number of rows of A/C to be processed is held implic<text:span text:style-name="T63">i</text:span>tly in the Afmt.</text:p>
      <text:p text:style-name="P16"/>
      <text:p text:style-name="P16">The Brick is a (typically greased) set of vectors occupying up to 16K that form the data to be used from matrix B. <text:s/>There is no requirement that the brick actually be in Bfmt, though so far it always is. <text:s/>The brick must be "seeded", which takes Bfmt (or Dfmt, depending on the characteristic) as the input, but how this data is held in the brick itself could, in principle, be different.</text:p>
      <text:p text:style-name="P16"/>
      <text:p text:style-name="P16">The Cfmt pointer specifies the rows into which the result is to be added.</text:p>
      <text:p text:style-name="P16"/>
      <text:p text:style-name="P16">The BrickMad "knows" implicitly how long a cauldron and alcove are, so that loops can be unrolled without needed to test for termination.</text:p>
      <text:p text:style-name="P16"/>
      <text:p text:style-name="P78">If we take a (future) implementation of characteristic 163 as an example, <text:span text:style-name="T19">we would use the fact that the set of numbers {</text:span><text:span text:style-name="T10">0 1 2 3 4 13 21 38 45 61 67 76 81 114 137</text:span><text:span text:style-name="T19">} (mod 163) has the property that every number is the </text:span><text:span text:style-name="T5">difference</text:span><text:span text:style-name="T7"> </text:span><text:span text:style-name="T9">(mod 163) </text:span><text:span text:style-name="T7">of two numbers from this set. <text:s/>If an entry in matrix A is, for example, </text:span><text:span text:style-name="T10">23</text:span><text:span text:style-name="T7">, the Afmt would contain an index (1</text:span><text:span text:style-name="T10">5</text:span><text:span text:style-name="T7">) to </text:span><text:span text:style-name="T9">1</text:span><text:span text:style-name="T10">37</text:span><text:span text:style-name="T7"> (to be added) and an index (</text:span><text:span text:style-name="T9">1</text:span><text:span text:style-name="T10">4</text:span><text:span text:style-name="T7">) to </text:span><text:span text:style-name="T10">114</text:span><text:span text:style-name="T7"> (to be subtracted).</text:span></text:p>
      <text:p text:style-name="P27"/>
      <text:p text:style-name="P17"><text:span text:style-name="T6">The brick would hold all 1</text:span><text:span text:style-name="T9">5</text:span><text:span text:style-name="T6"> of these multiples of each vector of the alcove. <text:s/>These would probably be </text:span><text:span text:style-name="T10">completely </text:span><text:span text:style-name="T6">reduced mod 163, but (I'd need to look</text:span><text:span text:style-name="T8"> closely</text:span><text:span text:style-name="T6"> at this) possibly numbers in the range 0-297 (say) would be good enough, saving</text:span><text:span text:style-name="T8"> reduction</text:span><text:span text:style-name="T6"> time when populating the brick. <text:s/>The Bfmt would almost certainly be numbers in the range 0-162 - i.e. fully reduced. <text:s/>Each number might be held in a 12-bit field, so that many adds and subtracts can be done without </text:span><text:span text:style-name="T8">frequent </text:span><text:span text:style-name="T6">need to reduce mod 163.</text:span></text:p>
      <text:p text:style-name="P27"/>
      <text:p text:style-name="P77">It should be noticed that, starting from 1, we may make all the multiples required by adding two previously made ones, except that we also need to make the multiples 5, <text:span text:style-name="T65">6</text:span>, <text:span text:style-name="T65">7 16</text:span> and <text:span text:style-name="T65">17</text:span>.</text:p>
      <text:p text:style-name="P77"/>
      <text:p text:style-name="P85">0 1 2 3 4 [5] [6] [7] 13 [16] [17] 21 38 45 61 67 76 81 114 137</text:p>
      <text:p text:style-name="P84"/>
      <text:p text:style-name="P73"><text:span text:style-name="T7">T</text:span><text:span text:style-name="T6">his shows how the BrickPop routine will work. <text:s/>The set of numbers was chosen, from among the many sets of 15 numbers that could be used, to minimize this number (</text:span><text:span text:style-name="T10">5</text:span><text:span text:style-name="T6">) of extra multiples that need to be made. </text:span><text:span text:style-name="T10"><text:s text:c="2"/>Actually it is possible to make just four extra (5,9,16,29) but the above addition chain is almost as good, and is the one found by the simple "Purbeck" method, which saves typing in the addition chains explicitly.</text:span></text:p>
      <text:p text:style-name="P27"><text:soft-page-break/></text:p>
      <text:p text:style-name="P17"><text:span text:style-name="T6">Cfmt </text:span><text:span text:style-name="T9">values </text:span><text:span text:style-name="T6">would have a wider range than the brick, and certainly wider than the Bfmt. <text:s/>It would also have a constant </text:span><text:span text:style-name="T11">bias</text:span><text:span text:style-name="T6"> added to it - perhaps 1956 - so that many additions and subtractions can be done without the danger of overflow or underflow in the 12-bit field. <text:s/>As an example, the range might be 1200-2600.</text:span></text:p>
      <text:p text:style-name="P27"/>
      <text:p text:style-name="P28">Hopefull<text:span text:style-name="T63">y</text:span> this makes it clear why, in general, Afmt, Bfmt and Cfmt are different. <text:s/>Afmt is indexes into the greased brick, Bfmt is to enable the brick to be seeded and populated rapidly, and Cfmt is specifically designed to make it as fast as possible to add or subtract into.</text:p>
      <text:p text:style-name="P28"/>
      <text:p text:style-name="P28">It is fair to say that the rest of the HPMI is designed to feed BrickMad with what it needs.</text:p>
      <text:p text:style-name="P28"/>
      <text:p text:style-name="P28">There is one detail that should be mentioned here. <text:s/>If the entire brick happens to be zero, this fact is noticed (by BSeed/DSeed) and a flag set to this effect. <text:s/>Before calling the assembler to do the multiplication work, this flag is tested and if it is set (brick is zero) the BrickMad routine simply returns - the A-matrix is multiplied by zero and added into the C-matrix without doing anything.</text:p>
      <text:p text:style-name="P28"/>
      <text:p text:style-name="P18"><text:span text:style-name="T6">Although implicit in the Afmt, the number of rows of A/C actually processed is known as </text:span><text:span text:style-name="T11">nz0</text:span><text:span text:style-name="T6"> (I got fed up with inventing silly names for these numbers). <text:s/>Hence single BrickMad call multiplies an (nz0 x alcove) submatrix of A by an (alcove x cauldron) submatrix of B, adding into an (nz0 x cauldron) submatrix of C. <text:s/>The next thing to do will usually use the same submatrix of C, and hence different submatrices of A and B</text:span><text:span text:style-name="T9">, so that C is indeed usually fetched from L2 cache</text:span><text:span text:style-name="T6">. <text:s/>At this stage we must change the brick, which is the subject of the next section. <text:s/>It is normal to compute the Afmt at a larger scale, so that the next submatrix of A is already computed. <text:s/>The greased brick, however, must be done now.</text:span></text:p>
      <text:p text:style-name="P14"/>
      <text:p text:style-name="P31">Section <text:span text:style-name="T20">3</text:span> – <text:span text:style-name="T20">DSeed/BSeed and BrickPop.</text:span></text:p>
      <text:p text:style-name="P7"/>
      <text:p text:style-name="P20">There are two types of primes - those that have a Bfmt and those that do not. <text:s/>As an example, characteristic 2 does not have a Bfmt - the data for <text:span text:style-name="T22">matrix </text:span>B held in the brick is so similar to Dfmt that there <text:span text:style-name="T22">essentially </text:span>is no conversion to do, and so the DtoB step is avoided if p=2. <text:s/>For characteristic 3 (and probably most other characteristics up to a few thousand) the conversion work from Dfmt into the form that the brick needs is too great, and so it is better to define an intermediate Bfmt so that the work of coversion from Dfmt is done at a large scale (the slab) and not <text:span text:style-name="T22">repeated </text:span>every time the brick is populated.</text:p>
      <text:p text:style-name="P15"/>
      <text:p text:style-name="P19">For some primes (e.g. 3), therefore, there is a DtoB routine which must be called, and it is from the Bfmt that the brick is "seeded" using BSeed. <text:s/>For other primes (e.g. 2) the brick is seeded directly from Dfmt using DSeed. <text:s/>In either case, the job is to select the relevant rows and put them (in whatever form BrickPop expects) into the brick work area. <text:s/>This includes dealing with the case where there are not a whole alcove of rows left in matrix B (in which case zeros are generated) and (in the case of DSeed - DtoB handles this otherwise) where there are not a <text:soft-page-break/>whole cauldron of columns left in the row - again zeros are generated.</text:p>
      <text:p text:style-name="P19"/>
      <text:p text:style-name="P19">BrickPop is then called to use the result of DSeed or BSeed to complete the population of the brick. <text:s/>Of course we could append this call to DSeed/BSeed so this step is not needed, but at present the BrickPop must be called explicitly.</text:p>
      <text:p text:style-name="P19"/>
      <text:p text:style-name="P19">As an example of what BrickPop does, let's take p=2. <text:s/>The brick consists of 128 "slots" of 128 bytes, divided into 8 "slices" of 16 slots. <text:s/>After BrickPop, each slice contains all 16 linear combinations of four rows. <text:s/>The DSeed's job is to put the four vectors into slots 1, 2, 4 and 8 of each of these 8 slices (the zero's are put there at initialization and never change). <text:s/>The BrickPop's job is to make S3=S1+S2, S5=S4+S1, S6=S4+S2 . . . S15=S14+S1. <text:s/>A related job needs to be done for any prime that uses any kind of grease-code, which will probably be all up to 5,000 at least.</text:p>
      <text:p text:style-name="P19"/>
      <text:p text:style-name="P19">It should be noticed that BrickPop is of considerable (if secondary) performance importance. <text:s/>It typically takes 7% or so of the entire run-time<text:span text:style-name="T21">. <text:s/>Mod 2, for example, each vector of the brick is used an average of perhaps 64 times (assuming nz0=1024), but these uses involve a load and an XOR. <text:s/>BrickPop must typically load both things to be added, and additionally store the result, so tends to be a factor of 2-3 times slower.</text:span></text:p>
      <text:p text:style-name="P19"/>
      <text:p text:style-name="P21">As remarked previously, DSeed/BSeed are also responsible for checking whether the brick is zero, and setting a "sparsity" flag accordingly.</text:p>
      <text:p text:style-name="P21"/>
      <text:p text:style-name="P32">Section <text:span text:style-name="T22">4</text:span> – <text:span text:style-name="T22">The Block.</text:span></text:p>
      <text:p text:style-name="P8"/>
      <text:p text:style-name="P22">Looking at the "cascade" in the introduction, it should be noticed that the last two levels both increase the size of matrix A. <text:s/>The levels up to there are multiplying a little submatrix of A by a full rows of B and adding into full rows of C. <text:s/>This is the level used by Gaussian elimination, so the usage of the HPMI splits at this point. <text:s/>This is also the level at which the Afmt is made - it is here that we must take entries of the input matrix A (in Dfmt) and determine which rows of the brick are to be utilized . . . in other words, this is the "coding" level.</text:p>
      <text:p text:style-name="P22"/>
      <text:p text:style-name="P22">Matrix multiplication at the slab level consists of <text:span text:style-name="T47">4 nested for-loops, with variables z4 (outer) down to z1 (inner), with the z0 loop inside BrickMad. <text:s/>The "block" level is simply the inner two of these (z1 and z2) so that the slab multiplication loop can be seen as 2 nested for loops (z4 and z3) doing a block multiplication.</text:span></text:p>
      <text:p text:style-name="P22"/>
      <text:p text:style-name="P23">The inclusion of Gaussian elimination in the HPMI needs this to be made a bit more explicit, since the Gaussian equivalent of the z3 and z4 layers are quite different.</text:p>
      <text:p text:style-name="P23"/>
      <text:p text:style-name="P24">To paint a slightly more explicit picture, for Gaussian elimination a block will be a 1024 x 1024 matrix of A, and the block layer will multiply this by a 1024 x 50,000 matrix in Bfmt, adding the result into a 1024 x 50,000 matrix in Cfmt<text:span text:style-name="T48">, with these latter two consisting of fifty 1024 x </text:span><text:soft-page-break/><text:span text:style-name="T48">1024 matrices (one cauldron wide)</text:span>. <text:s/>For matrix multiplication, the block<text:span text:style-name="T48"> of A</text:span> <text:span text:style-name="T48">has rather more columns, perhaps 3200, so that the cauldrons of B also have 3200 rows. <text:s/>This marginally reduces the memory bandwidth needed for fetching matrix C while hopefully keeping the Afmt in L3 cache. <text:s/>This is a marginal effect only, however, and a 1024 x 1024 block places less demands on L3 while</text:span> <text:span text:style-name="T48">increasing the memory bandwidth needed to fetch and replace C, but the cauldron of C is still used for 2</text:span><text:span text:style-name="T50">30</text:span><text:span text:style-name="T29"> elementary operations, needing 2</text:span><text:span text:style-name="T50">20</text:span><text:span text:style-name="T29"> mu-ops of XOR on HAS for a fetch of 2</text:span><text:span text:style-name="T50">11</text:span><text:span text:style-name="T29"> cache-lines. <text:s/>Hence it does 512 XOR mu-ops per cache-line fetch, which is very close to the design sweetspot of meataxe64.</text:span></text:p>
      <text:p text:style-name="P42"/>
      <text:p text:style-name="P43">Mod 2, this may be a bit tight, but for other primes (which take up more space in Cfmt) it should certainly be OK. As the keep-track matrix columns are indexed by the rows of the matrix, the design for Gaussian presented in the next section require the block of A to be square - cauldron x cauldron - so there is not much room for flexibility. <text:s/>Also, the echelization of a block (1024 x 50,000) is done in Dfmt, and I suspect that any speedup obtained in the HPMI by taking more rows in a block would be more than wiped out by the slowing down of this Dfmt work.</text:p>
      <text:p text:style-name="P43"/>
      <text:p text:style-name="P24"><text:span text:style-name="T29">As an aside, this coincidence</text:span><text:span text:style-name="T30"> (the block size chosen for cache-sized reasons putting demands on the real-memory fetching and storing of matrix C that can just about be met)</text:span><text:span text:style-name="T29"> suggests that the Intel </text:span><text:span text:style-name="T31">cache </text:span><text:span text:style-name="T29">design</text:span><text:span text:style-name="T30">s (128K L2, 16K L1 per thread) match</text:span><text:span text:style-name="T29"> the total memory bandwidth rather well.</text:span></text:p>
      <text:p text:style-name="P44"/>
      <text:p text:style-name="P33">Section <text:span text:style-name="T52">5</text:span> – <text:span text:style-name="T52">Batch echelization.</text:span></text:p>
      <text:p text:style-name="P10"/>
      <text:p text:style-name="P25"><text:span text:style-name="T25">Here we consider the problem of echelizing a Dfmt matrix that is cauldron x slab in scale. <text:s/>Mod 2 this is 1024 x 50,000, with both dimensions dropping slowly with increasing characteristic, so that for primes approaching 2</text:span><text:span text:style-name="T49">64</text:span><text:span text:style-name="T25"> it would be perhaps 64 x 5,000. <text:s/>This job is done using the FIELD module arithmetic, basically relying on DSMad for its performance. <text:s/>The matrix is 6 megabytes mod 2, and probably rather smaller for othe primes, so there is clearly a need to consider a cache-friendly algorithm.</text:span></text:p>
      <text:p text:style-name="P44"/>
      <text:p text:style-name="P44">There clearly must be a scale where the job is done in the extension field, since the operations on single rows require this. <text:s/>I suspect that the scale being done here is really still a bit too large, but the HPMI approach detailed in section 6 should gain a huge factor over the v1e approach, leaving the outstanding opportunities for further performance improvement relatively marginal.</text:p>
      <text:p text:style-name="P44"/>
      <text:p text:style-name="P25"><text:span text:style-name="T25">What does the block echelization do? <text:s/>The answer generally is the same as always - it must put the matrix into Negative Reduced Echelon form, giving the row-select bit string, the column-select bit string, the multiplier, the cleaner and the remnant. <text:s/>This overview needs a considerable bulk of detail added</text:span><text:span text:style-name="T33">, as at this scale things are rather different</text:span><text:span text:style-name="T25">.</text:span></text:p>
      <text:p text:style-name="P44"/>
      <text:p text:style-name="P25"><text:span text:style-name="T25">Firstly, the remnant. <text:s/>This design works with the matrix retaining its full complement of columns, so the (Dfmt) result has the same number of columns as the input matrix, and consists </text:span><text:soft-page-break/><text:span text:style-name="T25">of the entire NREF matrix, not just the remnant. <text:s/>We are therefore accepting that, as the echelization at the full slab level (50,000 rows, say) proceeds, we will spend an increasing amount of time working with entries that are known to be zero. <text:s/></text:span><text:span text:style-name="T32">If the input matrix is essentially dense (i.e. random) we will soon clear out all the pivots in the early cauldrons, and the sparsity capability of the BrickMad will salvage much of this time that would otherwise be wasted in the HPMI part. <text:s/>In general we cannot be certain that this will happen, and anyway this will not help the Dfmt work. <text:s/>At this stage, I propose to just put up with it, though perhaps later we might use tricks (that Jon Thackray used) to at least find out the first column that is not zero in the entire matrix to be echelized, and start there.</text:span></text:p>
      <text:p text:style-name="P45"/>
      <text:p text:style-name="P46">Second the column-select bit string. <text:s/>This is used by the new &lt;column extract from Cfmt&gt; routine, and I think it is worth sorting the rows so that the pivots are in order along the rows. <text:s/>There is an alternative approach where the pivotal columns are listed and the rows not sorted, and I must confess that it is not completely clear to me which approach is best. <text:s/>Sorting the pivots allows a later speedup of the column-extract procedure, but does imply extra work in the echelization. <text:s/>The question as to "how much extra work does pivot sorting make?" will be considered later, but for now I will presume that we can find a small answer to this and move (tentatively) on. <text:s/>Usually the pivots will be found in more-or-less the right order, and a cache-friendly sort looks feasible.</text:p>
      <text:p text:style-name="P46"/>
      <text:p text:style-name="P47">Next the multiplier and cleaner. <text:s/>These are not separated, and form a cauldron x cauldron matrix in Dfmt, putting the entire input matrix into echelon form. <text:s/>In general this has some zero rows as the bottom section of the matrix.</text:p>
      <text:p text:style-name="P47"/>
      <text:p text:style-name="P47">The row-select is still produced, and detail which columns of the multiplier/cleaner are non-zero. <text:s/>The rank of the matrix (the number of set bits) is also needed explicitly as it notes which rows of the NREF matrix are zero.</text:p>
      <text:p text:style-name="P47"/>
      <text:p text:style-name="P47">Let's turn now to implementation. <text:s/>How are we going to do this?</text:p>
      <text:p text:style-name="P47"/>
      <text:p text:style-name="P26"><text:span text:style-name="T25">Firstly we must observe that </text:span><text:span text:style-name="T45">neither of </text:span><text:span text:style-name="T25">the two obvious methods</text:span></text:p>
      <text:p text:style-name="P47"/>
      <text:list xml:id="list1775553240613382789" text:style-name="L2">
        <text:list-item>
          <text:p text:style-name="P81">find a non-zero row, choose a pivot, then clean that pivot out of the entire matrix</text:p>
        </text:list-item>
        <text:list-item>
          <text:p text:style-name="P81">echelize the matrix one row at a time but cleaning each new row with all old pivots</text:p>
        </text:list-item>
      </text:list>
      <text:p text:style-name="P47"/>
      <text:p text:style-name="P71"><text:span text:style-name="T34">are cache</text:span><text:span text:style-name="T36"> </text:span><text:span text:style-name="T34">friendly, and - despite their simplicity - are </text:span><text:span text:style-name="T37">probably </text:span><text:span text:style-name="T34">not to be recommended. <text:s/>Let's start by checking that</text:span><text:span text:style-name="T35">, interested in byte-sized fields. <text:s/>As a rough guide, on my laptop, DSMad can do about 500 MB/sec for most fields if the data is in L1 cache. <text:s/>A huge exception is GF(2), which does 50 </text:span><text:span text:style-name="T38">gigabytes</text:span><text:span text:style-name="T40"> per second (it uses vectorized XOR) and (looking in some detail) about 1,000 MB/sec for GF(3) and GF(4). <text:s/>Our target memory bandwidth is around </text:span><text:span text:style-name="T41">6</text:span><text:span text:style-name="T40">00 MB/sec per thread</text:span><text:span text:style-name="T41"> (so 300 read, 300 write, say)</text:span><text:span text:style-name="T40">, so (except for GF(2)) is not so far away. <text:s/></text:span><text:span text:style-name="T41">It will usually be sufficient to use each data row fetched just twice!</text:span><text:span text:style-name="T42"> <text:s/>Indeed if our chip has the luxury of L4 cache, even the naive methods above will be adequate except for GF(2).</text:span></text:p>
      <text:p text:style-name="P49"><text:soft-page-break/></text:p>
      <text:p text:style-name="P50">That's not to say we want to be wasteful, so let's look a bit more closely at GF(2), where an immensely fast version is thinkable. <text:s/>How would we do that?</text:p>
      <text:p text:style-name="P50"/>
      <text:p text:style-name="P51">The next algorithm, provided a better level of cache-friendlyness, would be to take a "mini-batch" of rows in echelon form, and then proceed through the rest of the matrix clearing the pivots in that mini-batch. <text:s/>The aim would be to keep a mini-batch in cache. <text:s/>L2 has 128KB/thread, and with a row taking up 6K, we could reasonably have 20 rows in a mini-batch. <text:s/>To run GF(2) as fast as DSMad will go would still need 2,500 MB/sec, so this would still be memory-bandwidth bound, but this algorithm will be absolutely fine for all other fields<text:span text:style-name="T59">, for which the Dfmt echelization can be estimated as 6Kx1000</text:span><text:span text:style-name="T51">2</text:span><text:span text:style-name="T59">/3 = 2,000 MB or 4 seconds.</text:span></text:p>
      <text:p text:style-name="P51"/>
      <text:p text:style-name="P51">My gut feeling is that this is the way to go, but - just for completeness - let's look a bit further, and wonder what we'd need to do to get GF(2) block echelize compute-bound. <text:s/>As I see it we'd need to chop the rows up, so that we can get (say) 100 rows into L2 cache rather than 20. <text:s/>This is not as bad as it seems, since we can concatenate the columns of a mini-batch before echelizing the mini-batch, and then chop them up again to do the cleaning. <text:s/>I suppose, in the end, this is the way to go, partially taking up my earlier comment that really the block is too large to do in Dfmt.</text:p>
      <text:p text:style-name="P51"/>
      <text:p text:style-name="P72"><text:span text:style-name="T39">That gives us some idea of the cost of such an improvement. <text:s/>Now let's look at the benefit.</text:span><text:span text:style-name="T43"> <text:s/>Over GF(2), assuming the 20-row unchopped mini-batch, it looks like our run-time will be approximately the time it takes to fetch and store the matrix from real memory 30 times. <text:s/>This is 180MB of fetch and 180MB of store, which we assume takes 0.6 seconds. <text:s/>How fast is the HPMI cleaning? <text:s/>It does about 1K bits/mu-op of work, and we have 30,000 x 50,000 x 1024 of this to do, or 1,500,000,000 mu-ops, which (with the added admin) is about 0.3 seconds. <text:s/>If we chopped into just three parts and had a 60-row chopped mini-batch, we would be computation-bound even in GF(2).</text:span><text:span text:style-name="T44"> <text:s/>Even a factor of two would help.</text:span></text:p>
      <text:p text:style-name="P52"/>
      <text:p text:style-name="P53">We see, therefore, that chopping the rows will speed up the matrix part of echelize (the keeptrack is all in HPMI) by about a factor of two over GF(2) and make no difference for any other field.</text:p>
      <text:p text:style-name="P53"/>
      <text:p text:style-name="P54">OK. <text:s/>Maybe later. <text:s/>At the moment I feel that the problems mainly lie elsewhere and the 20-row unchopped mini-batch is the way I propose to go. <text:s/>Not completely comfortable with that, but I think it will do for now. <text:s/>After all, we have the option of making the slab 25,000 rather than 50,000, which also pretty-much fixes the problem.</text:p>
      <text:p text:style-name="P54"/>
      <text:p text:style-name="P55">Now let's look at the detail of the output.</text:p>
      <text:p text:style-name="P55"/>
      <text:p text:style-name="P55">Since no row is ever cleaned by a row that is below it, the row-select simply consists of a 1-bit for each row in which a pivot is found, and a 0 bit otherwise. <text:s/>Similarly the column select simply records which columns have a pivot and which do not. <text:s/>Nevertheless it is worth <text:soft-page-break/>recording, for each row where a pivot was found, in which column it was found in, since at the end of the procedure we need to permute the rows into increasing order of this quantity.</text:p>
      <text:p text:style-name="P55"/>
      <text:p text:style-name="P55">The keep-track matrix is typically about 2% of the size of the main matrix, so there is essentially no performance pressure on it. <text:s/>The natural approach is to start with the identity matrix and perform the same row operations on it as are done to the main matrix. <text:s/>Later in the design we may find it more convenient to do it some other way, but I feel that this is unlikely.</text:p>
      <text:p text:style-name="P55">If the multiplier and the cleaner need to be separated, this is simply a matter of applying the row-select function, and again there is little difficulty.</text:p>
      <text:p text:style-name="P55"/>
      <text:p text:style-name="P55">The last step is to permute the rows into increasing pivot-column order. <text:s/>Just to recap, this is to enable (possibly later versions of) the Cfmt column-extract to handle multiple contiguous columns, which is expected to be a considerable performance gain.</text:p>
      <text:p text:style-name="P55"/>
      <text:p text:style-name="P55">Our design for this can hopefully gain from the fact that the rows will usually be more-or-less sorted already, so that <text:span text:style-name="T54">the sort algorithm chosen should minimize moves in this case, and also to be cache-friendly. <text:s/>Two features stands out for this sort - the permutation is held externally, and we do not need to look at the rows themselves unless they are to be moved, and the items being moved (even for the keep-track) are more than a cache-line, so cache-friendlyness has nothing to do with locality. <text:s/>From this we see that the job can be excellently done by cycles.</text:span></text:p>
      <text:p text:style-name="P55"/>
      <text:p text:style-name="P56">If A -&gt; B -&gt; C -&gt; D -&gt; A, for example, our plan is to move A to a temporary location, then move D into the slot vacated by this move of A, then move C to the slot vacated by D, then B to C and finally move A back from the temporary location to the slot vacated by B.</text:p>
      <text:p text:style-name="P56"/>
      <text:p text:style-name="P56">The first job is to compute the required permuation. For each i, into which slot P(i) should this row go. <text:s/>This can be done by making a list of &lt;pivot-column , rownumber&gt; pairs, where the rows without pivots go to the end. <text:s/>This is then sorted into pivot-column order, giving the permutation required in image form. <text:s/>We then process this list to make the permutation in cycle-form, where the cycles of length 1 can be omitted. <text:s/><text:span text:style-name="T55">We may use -1 as the cycle separator and -2 as the terminator, so that (13)(528) becomes 1 3 -1 5 2 8 -2. <text:s/>Each slot number is then followed by the slot number of the vector that should be there.</text:span></text:p>
      <text:p text:style-name="P56"/>
      <text:p text:style-name="P57">This list is then processed by moving the first slot to the temporary location, and then moving each vector to the previous numbered slot until we reach the end of the cycle, enabling us to put the vector in the temporary location into its desired place. <text:s/>I think this is correct and not the inverse of what we want!</text:p>
      <text:p text:style-name="P57"/>
      <text:p text:style-name="P57">I think this concludes the design of the batch echelize.</text:p>
      <text:p text:style-name="P57"/>
      <text:p text:style-name="P34">Section <text:span text:style-name="T56">6</text:span> – <text:span text:style-name="T56">Cfmt Column Extraction.</text:span></text:p>
      <text:p text:style-name="P11"/>
      <text:p text:style-name="P58">Probably the most important new function needed is to apply a bit-string to a Cfmt <text:span text:style-name="T4">batch</text:span> and to <text:soft-page-break/>extract the selected columns into the Dfmt of the ground field.</text:p>
      <text:p text:style-name="P58"/>
      <text:p text:style-name="P58">Perhaps I should first explain that if L linear functions are needed to work in an extension field of order q = p<text:span text:style-name="T49">d</text:span>, (so, for example, L=3 for 2<text:span text:style-name="T49">2</text:span>) a Cfmt batch is held as L matrices over the ground field, each consisting of multiple cauldrons. <text:s/>The Cfmt column extraction works on just one of these L - still consisting of multiple cauldrons, but only pertaining to the ground field, in common with the philosopy of the HPMI. <text:s/>In many cases, the cauldron is not a power of two entries - for example for p=3 a cauldron is 510 entries - so there is a division to be done here, which is a bit worrying. <text:s/>We can, of course, use Barrett-like technology to multiply instead of divide, but however this is done, it seems clear that the approach to use is to "decide what to do and then do it". <text:s/>The first step is to process the bit-string into a more suitable form, and the second step is to apply this "more suitable form" to each row in turn to make the Dfmt answer. <text:s/>Notice that a cauldron is always an integral number of cache-lines, so that (provided we process the row in column-number order) cache-friendlyness is not an issue.</text:p>
      <text:p text:style-name="P58"/>
      <text:p text:style-name="P58">Clearly the analysis must start with "do it", as the first phase produces the format we want, so we must first determine what format we want.<text:span text:style-name="T57"> <text:s/>I will call this format CX (Cfmt eXtract).</text:span></text:p>
      <text:p text:style-name="P58"/>
      <text:p text:style-name="P61">There is perhaps a conflict looming here between the desire to simplify the software and make CX field-independent, and the desire to make the column-extraction run as fast as humanly possible, so the next step is perhaps to design a field-independent CX, and then to evaluate whether the available performance gain makes it worth producing (perhaps for some fields only) a CX designed specifically for that field.</text:p>
      <text:p text:style-name="P61"/>
      <text:p text:style-name="P61">Let's have a go at a field-independent CX.</text:p>
      <text:p text:style-name="P61"/>
      <text:p text:style-name="P61">The first thing to sort out is to specify what columns are to be extracted from each cauldron. <text:s/>This is basically a matter of taking each column number and writing it as x.C+y where C is the cauldron length. <text:s/>It matters little here whether this is done by Barrett or simple division, so I'll pass over that for now.</text:p>
      <text:p text:style-name="P61"/>
      <text:p text:style-name="P61">It is also probably worth grouping contiguous entries together, so that if we want both of</text:p>
      <text:p text:style-name="P61">x.C+y and x.C+(y+1), we want to write that as xC+y , 2 giving the extraction the option of getting both of them together.</text:p>
      <text:p text:style-name="P61"/>
      <text:p text:style-name="P61">Another problem that perhaps the CX can solve is to keep track of where in the Afmt byte the result goes. <text:s/>We might usefully want to use DPaste here, but unfortunately this routine has not been upgraded to work over the ground field, and in a few cases (4,8,9,16) this would require another set of tables for late8 and early8, so the upgrade <text:span text:style-name="T58">would not be</text:span> entirely trivial.<text:span text:style-name="T58"> <text:s/>In any case, the use of 1024 extra cache-lines (for the growing Dfmt output as columns get pasted) would not be a welcome issue, so I am inclined to avoid DPaste if at all possible.</text:span></text:p>
      <text:p text:style-name="P61"/>
      <text:p text:style-name="P62">If we are lucky (and I suspect we usually will be) the bulk of the extraction will consist of <text:soft-page-break/>taking dozens, if not hundreds, of consecutive entries from the same Cfmt cauldron, so the process has more in common with CtoD than it has with the Dfmt column-extract.</text:p>
      <text:p text:style-name="P62"/>
      <text:p text:style-name="P62">So how does CtoD work? <text:s/>In characteristic 2, it is a simple memcpy. <text:s/>In characteristic 3, it uses the Thpc look-up table which takes a 10-bit field (five from one place, five from the other) and looks that up to get the single byte Dfmt for those five entries.</text:p>
      <text:p text:style-name="P62"/>
      <text:p text:style-name="P63">In other words, the translation to Dfmt is fine, but the lack of registration is a serious issue. <text:s/>We really could do with those late8 and early8 tables, and the use of DPaste is starting to get tempting.</text:p>
      <text:p text:style-name="P63"/>
      <text:p text:style-name="P64">So much for the cost. <text:s/>What about the benefit? <text:s/>How much time pressure is this process actually in?</text:p>
      <text:p text:style-name="P64"/>
      <text:p text:style-name="P64">Earlier we estimated the time for the whole extract and clear of a batch of rows to be around 0.6 seconds over GF(2) and around 4 seconds otherwise. <text:s/>The remainder of the work is probably comparable. <text:s/>Our ideal is therefore that the Cfmt column-extract runs in 5% of this - 30-200 milliseconds. <text:s/>In this time we must extract 30,000 x 1024 pivots, so our ideal is to extract each pivot in a nanosecond in GF(2) and 6 nanoseconds otherwise. <text:s/>That is quite fast!</text:p>
      <text:p text:style-name="P64"/>
      <text:p text:style-name="P65">Assuming we do not invoke DPaste, it is beginning to look like there are three distinct algorithms to be implemented here.</text:p>
      <text:p text:style-name="P65"/>
      <text:p text:style-name="P65">Algorithm 1 is for characteristic 2 only. <text:s/>It can work using shifts and logical operations, moving bits around.</text:p>
      <text:p text:style-name="P65">Algorithm 2 is for odd characterstics where more than one entry goes into a Dfmt byte - i.e. {3,5,7,11,13}, so that registration is an issue. <text:s/>For these we may accumulate the Dfmt byte-worth of data using shift and logical operations, and then use the Thpc table (or something similar for the other primes) to convert this data into Dfmt.</text:p>
      <text:p text:style-name="P65">Algorithm 3 is suitable when the prime is 17 or greater, and can use shift and logic to get the data, probably complete the reduction (by look-up, Barrett or even divide) and then put the integers, one at a time, into the Dfmt answer string.</text:p>
      <text:p text:style-name="P65"/>
      <text:p text:style-name="P65">Provided these processes do a few bits at a time for small characteristic, the target should be met and there is no need for characteristic-dependent CX.</text:p>
      <text:p text:style-name="P65"/>
      <text:p text:style-name="P35">Section <text:span text:style-name="T60">7</text:span> – <text:span text:style-name="T60">Dfmt - Cfmt Conversion.</text:span></text:p>
      <text:p text:style-name="P59"/>
      <text:p text:style-name="P65">At the start of the process, the input matrix is in Dfmt, and must be converted in its entirety to Cfmt. <text:s/>I believe we will also need this to work with the output of batch-echelize (both the keep-track and the main matrix) to convert these also, during the algorithm, to Cfmt.</text:p>
      <text:p text:style-name="P65"/>
      <text:p text:style-name="P65">Firstly let's clear away the extension fields. <text:s/><text:span text:style-name="T61">There is a tiny amount of upgrade to do for this. <text:s/></text:span>In <text:soft-page-break/>all cases the first step is PExtract (already operational) to get the Afmt of the various coefficients.</text:p>
      <text:p text:style-name="P65"/>
      <text:p text:style-name="P65">The next step is to do the linear forms suitable for Cfmt. <text:s/>This is currently not implemented, and involves a call to the <text:span text:style-name="T61">runlf routine of linf.c with some new linear forms. <text:s/>These are very easy. <text:s/>For example, for all quadratic extensions it is a matter of copying the second matrix to the third and then zeroizing the second. <text:s/>I observe that a new (2-line) function will be needed in runlf to zeroize a register.</text:span></text:p>
      <text:p text:style-name="P65"/>
      <text:p text:style-name="P66">The remaining problem is to convert Dfmt over the ground field into Cfmt. <text:s/>As things stand this involves no new code, though some small re-organization will be necessary. <text:s/>Mod 2 the operation required is a copy. <text:s/>Mod 3 Cfmt and Bfmt are identical, so the job is to use the code of DtoB for both purposes.</text:p>
      <text:p text:style-name="P66"/>
      <text:p text:style-name="P67">For future HPMI implementations of other characteristics, this will need to be written, along with all the other modules, as Cfmt and Bfmt are not, in general, the same. <text:s/>Certainly for logic-13 (charactersitic 5) they are different, and for AS-implementations Cfmt will have a bias that Bfmt lacks (though I suppose, at a push, it would be OK to put the bias into Bfmt also, though this would waste time in what is probably a more important function - DtoB).</text:p>
      <text:p text:style-name="P67"/>
      <text:p text:style-name="P67"><text:span text:style-name="T62">This adds a new, small, obstacle to the (already hard) job of writing the HPMI code for a new characteristic, but I feel that the rapid Gaussian elimination of matrices of approximately slab size is a worthwhile objective.</text:span> </text:p>
      <text:p text:style-name="P67"/>
      <text:p text:style-name="P36">Section <text:span text:style-name="T62">8</text:span> – <text:span text:style-name="T62">The main slab-echelize algorithm.</text:span></text:p>
      <text:p text:style-name="P60"/>
      <text:p text:style-name="P83">We turn now to the problem of using the components described above to perform the echelization of a whole slab.</text:p>
      <text:p text:style-name="P67"/>
      <text:p text:style-name="P68">The first job is to convert the entire Dfmt matrix to be echelized into Cfmt. <text:s/>Section 7 goes into some detail as to how this conversion is done.</text:p>
      <text:p text:style-name="P68"/>
      <text:p text:style-name="P68">We then enter a loop over the <text:span text:style-name="T3">batches</text:span> of rows. <text:s/>The number of rows in a batch is almost certainly chosen to be the same as the number of columns in a cauldron, to keep the keep-track work simple. <text:s/>The point is that both the rows and the columns are indexes by columns of the original matrix, making it very convenient if each batch has its own cauldron in keep-track.</text:p>
      <text:p text:style-name="P68"/>
      <text:p text:style-name="P68">The first step in the processing of a batch is to convert the Cfmt to Dfmt. <text:s/>This uses the CtoD routine already implemented in the HPMI, as it is needed to get the answer out in matrix multiplication. <text:s/>For the first row, this double conversion is clearly a bit wasteful, and I might fix that someday</text:p>
      <text:p text:style-name="P68"/>
      <text:p text:style-name="P68">The next step is to do the echelization on the batch, as described in section 5. <text:s/>This results in a <text:soft-page-break/>matrix in Negative Reduced Echelon Form (NREF) and the multiplier that did this reduction, both in Dfmt (for the extension field, if any). <text:s/>Also produced are the row-select and column-select bit-strings.</text:p>
      <text:p text:style-name="P68"/>
      <text:p text:style-name="P69">Our (large) keep-track matrix implicitly starts as the identity matrix, and when we are working on the j'th batch (in this first phase of cleaning), the columns for j+1 onwards will remain "implicitly the identity" and are not stored. <text:s/>The cauldrons for the batches 0 - j, however, must be held explicitly.</text:p>
      <text:p text:style-name="P69"/>
      <text:p text:style-name="P70">We need to do the same row operations to the (large) keep-track as we did to echelize the matrix, so we convert the (small) keep-track into Afmt (already available functions) and then multiply the j'th row by the j'th (small) keep-track. <text:s/>We also need the (small) keep-track in Cfmt ready for its own use later, and to produce Cfmt zero matrices for the rest of the new column. <text:s/>We also need the (small) keep-track in Bfmt, since it will be multiplied by the pivotal Afmt (coming to that in a minute) and added into these zeros.</text:p>
      <text:p text:style-name="P70"/>
      <text:p text:style-name="P70">On the main matrix, we need to convert the echelized matrix into both Bfmt (to add into the other places) and into Cfmt ready to be (back) cleaned further.</text:p>
      <text:p text:style-name="P70"/>
      <text:p text:style-name="P70">We then extract the pivots from Cfmt for all the batches except the one we just echelized. <text:s/>We do the back-cleaning at the same time as the forward cleaning. <text:s/>We use this matrix of extracted pivots, converted into Afmt, to operate on the rest of the matrix.</text:p>
      <text:p text:style-name="P70"/>
      <text:p text:style-name="P70">At the end of all this, we must combine the pivots (to form the final column bit-string) and permute the rows into the pivotal order. <text:s/>This could be done (and probably will be) by first converting both the main matrix and keep-track into Dfmt and using the <text:span text:style-name="T64">column-extract, </text:span>pivot-combine and row-riffle functions of the bit-string module. <text:s/>There is no need to keep the zero rows, nor the pivotal columns, as these take no part in the output. <text:s/>Similarly the keep-track has zeros on the non-pivotal columns<text:span text:style-name="T64"> and these should be discarded</text:span>. <text:s/>The row-riffle can put the selected rows into order, and the non-selected rows are (I think) already in the correct or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6-12-05T15:13:57.176047943</dc:date>
    <meta:editing-duration>P4DT7H20M36S</meta:editing-duration>
    <meta:editing-cycles>422</meta:editing-cycles>
    <meta:generator>LibreOffice/5.1.4.2$Linux_X86_64 LibreOffice_project/10m0$Build-2</meta:generator>
    <meta:document-statistic meta:table-count="0" meta:image-count="0" meta:object-count="0" meta:page-count="13" meta:paragraph-count="137" meta:word-count="6308" meta:character-count="34560" meta:non-whitespace-character-count="28184"/>
  </office:meta>
</office:document-meta>
</file>